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665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19.752cm" svg:height="15.915cm" svg:x="3.248cm" svg:y="5cm">
          <draw:text-box>
            <text:p>1. 下面哪些数是有理数，哪些是无理数？</text:p>
            <text:p><text:s text:c="40"/>. <text:s text:c="40"/>_</text:p>
            <text:p><text:tab/>(a) 3/8 <text:s/>(b) 2π <text:s/>(c) 0.3 <text:s/>(d) 45/3224 <text:s/>(e) 0 <text:s/>(f) -3√5 <text:s text:c="2"/></text:p>
            <text:p/>
            <text:p>2. 下列描述正确与否</text:p>
            <text:p/>
            <text:p><text:tab/>(a) 整数包括正整数和负整数。</text:p>
            <text:p/>
            <text:p><text:tab/>(b) 所有的分子和分母都是整数的分数都是有理数。</text:p>
            <text:p/>
            <text:p><text:tab/>(c) 整数和分数构成了有理数。</text:p>
            <text:p/>
            <text:p>3. 英语中的过去式和过去时是什么区别？</text:p>
            <text:p/>
            <text:p>4. <text:s/>remind me (that) 和 remind me of 是什么区别？ <text:s/></text:p>
            <text:p/>
            <text:p><text:tab/></text:p>
            <text:p/>
            <text:p/>
            <text:p/>
            <text:p/>
            <text:p><text:tab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44M15S</meta:editing-duration>
    <meta:editing-cycles>6</meta:editing-cycles>
    <meta:generator>OpenOffice/4.1.15$Win32 OpenOffice.org_project/4115m2$Build-9813</meta:generator>
    <dc:date>2025-09-14T11:38:00.98</dc:date>
    <dc:creator>Eric Zhang</dc:creator>
    <meta:document-statistic meta:object-count="24"/>
  </office:meta>
</office:document-meta>
</file>